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text-properties officeooo:paragraph-rsid="001c41e8"/>
    </style:style>
    <style:style style:name="P2" style:family="paragraph" style:parent-style-name="Standard" style:list-style-name="L1">
      <style:text-properties officeooo:paragraph-rsid="001d3b74"/>
    </style:style>
    <style:style style:name="P3" style:family="paragraph" style:parent-style-name="Standard">
      <style:text-properties officeooo:paragraph-rsid="001c41e8"/>
    </style:style>
    <style:style style:name="P4" style:family="paragraph" style:parent-style-name="Standard">
      <style:text-properties officeooo:paragraph-rsid="001d3b74"/>
    </style:style>
    <style:style style:name="P5" style:family="paragraph" style:parent-style-name="Standard">
      <style:text-properties officeooo:rsid="001f3186" officeooo:paragraph-rsid="001f3186"/>
    </style:style>
    <style:style style:name="P6" style:family="paragraph" style:parent-style-name="Standard" style:list-style-name="L2">
      <style:text-properties officeooo:rsid="001f3186" officeooo:paragraph-rsid="001f3186"/>
    </style:style>
    <style:style style:name="P7" style:family="paragraph" style:parent-style-name="Standard">
      <style:text-properties officeooo:rsid="001fed7c" officeooo:paragraph-rsid="001fed7c"/>
    </style:style>
    <style:style style:name="P8" style:family="paragraph" style:parent-style-name="Standard" style:list-style-name="L3">
      <style:text-properties officeooo:rsid="001fed7c" officeooo:paragraph-rsid="001fed7c"/>
    </style:style>
    <style:style style:name="T1" style:family="text">
      <style:text-properties style:font-name="sans-serif" fo:font-size="12pt"/>
    </style:style>
    <style:style style:name="T2" style:family="text">
      <style:text-properties style:font-name="sans-serif" fo:font-size="12pt" fo:font-weight="normal" style:font-weight-asian="normal" style:font-weight-complex="normal"/>
    </style:style>
    <style:style style:name="T3" style:family="text">
      <style:text-properties style:font-name="sans-serif" fo:font-size="12pt" fo:font-weight="normal" officeooo:rsid="001c41e8" style:font-weight-asian="normal" style:font-weight-complex="normal"/>
    </style:style>
    <style:style style:name="T4" style:family="text">
      <style:text-properties style:font-name="sans-serif" fo:font-size="12pt" fo:font-weight="normal" officeooo:rsid="001d3b74" style:font-weight-asian="normal" style:font-weight-complex="normal"/>
    </style:style>
    <style:style style:name="T5" style:family="text">
      <style:text-properties style:font-name="sans-serif" fo:font-size="12pt" fo:font-weight="bold" officeooo:rsid="001c41e8" style:font-weight-asian="bold" style:font-weight-complex="bold"/>
    </style:style>
    <style:style style:name="T6" style:family="text">
      <style:text-properties style:font-name="sans-serif" fo:font-size="12pt" fo:font-weight="bold" officeooo:rsid="001d3b74"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752286826" text:style-name="L1">
        <text:list-item>
          <text:p text:style-name="P2"><text:span text:style-name="T6">BTS → </text:span><text:span text:style-name="T5">Technicien réseau :</text:span><text:span text:style-name="T3"> </text:span><text:span text:style-name="T4">prévenir les dysfonctionnements d'un ou plusieurs réseaux</text:span></text:p>
        </text:list-item>
        <text:list-item>
          <text:p text:style-name="P1"><text:span text:style-name="T6">BUT → </text:span><text:span text:style-name="T5">Développeur :</text:span><text:span text:style-name="T3"> </text:span><text:span text:style-name="T2">conçoit ou améliore des programmes</text:span><text:span text:style-name="T3"> (en fonction cahier des charges du client)</text:span></text:p>
        </text:list-item>
        <text:list-item>
          <text:p text:style-name="P2"><text:span text:style-name="T6">BUT → </text:span><text:span text:style-name="T5">Analyste de logiciels :</text:span><text:span text:style-name="T3"> consiste à vérifier et à valider un logiciel</text:span></text:p>
        </text:list-item>
        <text:list-item>
          <text:p text:style-name="P2"><text:span text:style-name="T6">Master → </text:span><text:span text:style-name="T5">Développeur blockchain :</text:span><text:span text:style-name="T3"> La blockchain est une technologie récente qui permet à ses utilisateurs de stocker et de transmettre des informations de manière totalement sécurisée, et ce sans intermédiaire</text:span></text:p>
        </text:list-item>
        <text:list-item>
          <text:p text:style-name="P1"><text:span text:style-name="T6">Ingénieur → </text:span><text:span text:style-name="T5">Chef de projet :</text:span><text:span text:style-name="T3"> </text:span><text:span text:style-name="T2">Avec son équipe, </text:span><text:span text:style-name="T3">a</text:span><text:span text:style-name="T2"> pour mission d'intégrer un progiciel (ensemble de pro-grammes pour une même application) ou de dévelop-per une solution spécifique adaptée à la demande d'un clien</text:span><text:span text:style-name="T3">t. Il doit assurer la gestion du projet en respectant les coûts, veiller au respect du planning, des délais, du cahier des charges et des contraintes techniques</text:span></text:p>
        </text:list-item>
        <text:list-item>
          <text:p text:style-name="P1"><text:span text:style-name="T6">Ingénieur → </text:span><text:span text:style-name="T5">Administrateur de base de données :</text:span><text:span text:style-name="T3"> </text:span><text:span text:style-name="T2">organiser et gérer en toute fiabilité les systèmes de gestion des données de l'entreprise</text:span></text:p>
        </text:list-item>
        <text:list-item>
          <text:p text:style-name="P1"><text:span text:style-name="T6">Ingénieur → </text:span><text:span text:style-name="T5">Expert en sécurité :</text:span><text:span text:style-name="T3"> </text:span><text:span text:style-name="T2">protège les données d'une entreprise</text:span></text:p>
        </text:list-item>
      </text:list>
      <text:p text:style-name="P3"><text:span text:style-name="T3"/></text:p>
      <text:p text:style-name="P5"><text:span text:style-name="T3">A</text:span><text:span text:style-name="T2">ugmentation des recrutements :</text:span></text:p>
      <text:list xml:id="list3471196414" text:style-name="L2">
        <text:list-item>
          <text:p text:style-name="P6"><text:span text:style-name="T2">architecture : multivers</text:span></text:p>
        </text:list-item>
        <text:list-item>
          <text:p text:style-name="P6"><text:span text:style-name="T2">big data : intelligence artificielle</text:span></text:p>
        </text:list-item>
        <text:list-item>
          <text:p text:style-name="P6"><text:span text:style-name="T2">sécurité : augmentation des attaques</text:span></text:p>
        </text:list-item>
      </text:list>
      <text:p text:style-name="P5"><text:span text:style-name="T2"/></text:p>
      <text:p text:style-name="P7"><text:span text:style-name="T2">Métiers du web :</text:span></text:p>
      <text:list xml:id="list1976672728" text:style-name="L3">
        <text:list-item>
          <text:p text:style-name="P8"><text:span text:style-name="T2">développeur web, mobile</text:span></text:p>
        </text:list-item>
        <text:list-item>
          <text:p text:style-name="P8"><text:span text:style-name="T2">UX designer (optimiser expérience utilisateur)</text:span></text:p>
        </text:list-item>
        <text:list-item>
          <text:p text:style-name="P8"><text:span text:style-name="T2">community manager (stratégie visibilité de l’entreprise sur le web)</text:span></text:p>
        </text:list-item>
      </text:list>
      <text:p text:style-name="P7"><text:span text:style-name="T2"/></text:p>
      <text:p text:style-name="P4"><text:span text:style-name="T1">Malgré la crise sanitaire, 2 entreprises sur 3 ont stabilisé ou augmenté leur effectif en 2020. L’ensemble du secteur, à l’exception de la sécurité informatique, a connu un ralentissement des offres d’emploi.</text:span></text:p>
      <text:p text:style-name="P4"><text:span text:style-name="T3">Le secteur reste néanmoins en tête des opportunités d’emploi de cadres, selon l’Apec. De plus, la Dares prévoit 190000 recrutements sur des postes de développeur web, spécialiste cybersécurité, community manager, data analyst, data scienti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11T11:45:16.842713488</meta:creation-date>
    <dc:date>2021-12-11T12:10:06.100162713</dc:date>
    <meta:editing-duration>PT14M37S</meta:editing-duration>
    <meta:editing-cycles>3</meta:editing-cycles>
    <meta:generator>LibreOffice/6.1.5.2$Linux_X86_64 LibreOffice_project/10$Build-2</meta:generator>
    <meta:document-statistic meta:table-count="0" meta:image-count="0" meta:object-count="0" meta:page-count="1" meta:paragraph-count="17" meta:word-count="283" meta:character-count="1781" meta:non-whitespace-character-count="1528"/>
  </office:meta>
</office:document-meta>
</file>